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ubtitle">
      <style:text-properties officeooo:rsid="001c31bb" officeooo:paragraph-rsid="001c31bb"/>
    </style:style>
    <style:style style:name="P2" style:family="paragraph" style:parent-style-name="Text_20_body">
      <style:paragraph-properties fo:text-align="justify" style:justify-single-word="false"/>
      <style:text-properties officeooo:rsid="001c31bb" officeooo:paragraph-rsid="001c31bb"/>
    </style:style>
    <style:style style:name="P3" style:family="paragraph" style:parent-style-name="Text_20_body">
      <style:paragraph-properties fo:text-align="justify" style:justify-single-word="false"/>
      <style:text-properties officeooo:rsid="001c31bb" officeooo:paragraph-rsid="00220ad9"/>
    </style:style>
    <style:style style:name="P4" style:family="paragraph" style:parent-style-name="Text_20_body">
      <style:paragraph-properties fo:text-align="justify" style:justify-single-word="false"/>
      <style:text-properties officeooo:rsid="001d6bfd" officeooo:paragraph-rsid="001d6bfd"/>
    </style:style>
    <style:style style:name="P5" style:family="paragraph" style:parent-style-name="Text_20_body">
      <style:text-properties officeooo:paragraph-rsid="001dac76"/>
    </style:style>
    <style:style style:name="P6" style:family="paragraph" style:parent-style-name="Text_20_body">
      <style:paragraph-properties fo:text-align="justify" style:justify-single-word="false"/>
      <style:text-properties officeooo:rsid="00220ad9" officeooo:paragraph-rsid="00220ad9"/>
    </style:style>
    <style:style style:name="P7" style:family="paragraph" style:parent-style-name="Heading_20_1">
      <style:text-properties officeooo:rsid="001c31bb" officeooo:paragraph-rsid="001c31bb"/>
    </style:style>
    <style:style style:name="P8" style:family="paragraph" style:parent-style-name="Heading_20_2">
      <style:text-properties officeooo:rsid="001dac76" officeooo:paragraph-rsid="001dac76"/>
    </style:style>
    <style:style style:name="P9" style:family="paragraph" style:parent-style-name="Heading_20_2">
      <style:text-properties officeooo:rsid="001dac76" officeooo:paragraph-rsid="0026091e"/>
    </style:style>
    <style:style style:name="P10" style:family="paragraph" style:parent-style-name="Heading_20_3">
      <style:text-properties officeooo:rsid="00271bb9" officeooo:paragraph-rsid="00271bb9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tyle="normal" officeooo:rsid="001d6bfd" officeooo:paragraph-rsid="001dac76" style:font-style-asian="normal" style:font-style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1dac76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paragraph-rsid="0020b78a"/>
    </style:style>
    <style:style style:name="P14" style:family="paragraph" style:parent-style-name="Text_20_body" style:list-style-name="L3">
      <style:paragraph-properties fo:text-align="justify" style:justify-single-word="false"/>
      <style:text-properties officeooo:paragraph-rsid="0020b78a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220ad9" officeooo:paragraph-rsid="00220ad9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220ad9" officeooo:paragraph-rsid="00220ad9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1dac76" officeooo:paragraph-rsid="001dac76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style="italic" officeooo:rsid="001dac76" officeooo:paragraph-rsid="001dac76" style:font-style-asian="italic" style:font-style-complex="italic"/>
    </style:style>
    <style:style style:name="P19" style:family="paragraph" style:parent-style-name="Text_20_body" style:list-style-name="L1">
      <style:paragraph-properties fo:text-align="justify" style:justify-single-word="false"/>
      <style:text-properties fo:font-style="italic" officeooo:rsid="001dac76" officeooo:paragraph-rsid="002e7eeb" style:font-style-asian="italic" style:font-style-complex="italic"/>
    </style:style>
    <style:style style:name="P20" style:family="paragraph" style:parent-style-name="Text_20_body" style:list-style-name="L1">
      <style:paragraph-properties fo:text-align="justify" style:justify-single-word="false"/>
      <style:text-properties fo:font-style="italic" officeooo:rsid="002e7eeb" officeooo:paragraph-rsid="002e7eeb" style:font-style-asian="italic" style:font-style-complex="italic"/>
    </style:style>
    <style:style style:name="P21" style:family="paragraph" style:parent-style-name="Text_20_body">
      <style:paragraph-properties fo:text-align="justify" style:justify-single-word="false"/>
      <style:text-properties officeooo:rsid="001c31bb" officeooo:paragraph-rsid="00220ad9"/>
    </style:style>
    <style:style style:name="P22" style:family="paragraph" style:parent-style-name="Text_20_body">
      <style:paragraph-properties fo:text-align="justify" style:justify-single-word="false"/>
      <style:text-properties officeooo:rsid="001d6bfd" officeooo:paragraph-rsid="001d6bfd"/>
    </style:style>
    <style:style style:name="P23" style:family="paragraph" style:parent-style-name="Text_20_body">
      <style:text-properties officeooo:rsid="0026091e" officeooo:paragraph-rsid="00294613"/>
    </style:style>
    <style:style style:name="P24" style:family="paragraph" style:parent-style-name="Text_20_body">
      <style:text-properties officeooo:rsid="0026091e" officeooo:paragraph-rsid="002cf05a"/>
    </style:style>
    <style:style style:name="P25" style:family="paragraph" style:parent-style-name="Text_20_body" style:list-style-name="L4">
      <style:text-properties officeooo:paragraph-rsid="00271bb9"/>
    </style:style>
    <style:style style:name="P26" style:family="paragraph" style:parent-style-name="Text_20_body" style:list-style-name="L4">
      <style:text-properties officeooo:paragraph-rsid="002afc0f"/>
    </style:style>
    <style:style style:name="P27" style:family="paragraph" style:parent-style-name="Text_20_body">
      <style:text-properties officeooo:rsid="00271bb9" officeooo:paragraph-rsid="00271bb9"/>
    </style:style>
    <style:style style:name="P28" style:family="paragraph" style:parent-style-name="Text_20_body" style:list-style-name="L5">
      <style:text-properties fo:font-size="10pt" officeooo:paragraph-rsid="002cf05a" style:font-size-asian="10pt" style:font-size-complex="10pt"/>
    </style:style>
    <style:style style:name="P29" style:family="paragraph" style:parent-style-name="Text_20_body" style:list-style-name="L6">
      <style:text-properties fo:font-size="10pt" officeooo:paragraph-rsid="002cf05a" style:font-size-asian="10pt" style:font-size-complex="10pt"/>
    </style:style>
    <style:style style:name="P30" style:family="paragraph" style:parent-style-name="Text_20_body" style:list-style-name="L7">
      <style:text-properties fo:font-size="10pt" officeooo:paragraph-rsid="002cf05a" style:font-size-asian="10pt" style:font-size-complex="10pt"/>
    </style:style>
    <style:style style:name="P31" style:family="paragraph" style:parent-style-name="Text_20_body" style:list-style-name="L8">
      <style:text-properties fo:font-size="10pt" officeooo:paragraph-rsid="002afc0f" style:font-size-asian="10pt" style:font-size-complex="10pt"/>
    </style:style>
    <style:style style:name="P32" style:family="paragraph" style:parent-style-name="Text_20_body" style:list-style-name="L9">
      <style:text-properties fo:font-size="10pt" officeooo:rsid="002afc0f" officeooo:paragraph-rsid="002cf05a" style:font-size-asian="10pt" style:font-size-complex="10pt"/>
    </style:style>
    <style:style style:name="P33" style:family="paragraph">
      <loext:graphic-properties draw:fill="none" draw:fill-color="#ffffff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6bfd" style:font-style-asian="italic" style:font-style-complex="italic"/>
    </style:style>
    <style:style style:name="T3" style:family="text">
      <style:text-properties fo:font-style="italic" officeooo:rsid="001dac76" style:font-style-asian="italic" style:font-style-complex="italic"/>
    </style:style>
    <style:style style:name="T4" style:family="text">
      <style:text-properties fo:font-style="italic" officeooo:rsid="001f849d" style:font-style-asian="italic" style:font-style-complex="italic"/>
    </style:style>
    <style:style style:name="T5" style:family="text">
      <style:text-properties fo:font-style="italic" officeooo:rsid="0020b78a" style:font-style-asian="italic" style:font-style-complex="italic"/>
    </style:style>
    <style:style style:name="T6" style:family="text">
      <style:text-properties fo:font-style="italic" officeooo:rsid="00294613" style:font-style-asian="italic" style:font-style-complex="italic"/>
    </style:style>
    <style:style style:name="T7" style:family="text">
      <style:text-properties fo:font-style="italic" officeooo:rsid="002cf05a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d6bf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f849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20b78a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6091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78f9f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afc0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cf05a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d6bfd" style:font-style-asian="normal" style:font-style-complex="normal"/>
    </style:style>
    <style:style style:name="T19" style:family="text">
      <style:text-properties fo:font-style="normal" officeooo:rsid="001dac76" style:font-style-asian="normal" style:font-style-complex="normal"/>
    </style:style>
    <style:style style:name="T20" style:family="text">
      <style:text-properties fo:font-style="normal" officeooo:rsid="001f849d" style:font-style-asian="normal" style:font-style-complex="normal"/>
    </style:style>
    <style:style style:name="T21" style:family="text">
      <style:text-properties fo:font-style="normal" officeooo:rsid="0020b78a" style:font-style-asian="normal" style:font-style-complex="normal"/>
    </style:style>
    <style:style style:name="T22" style:family="text">
      <style:text-properties fo:font-style="normal" officeooo:rsid="0022b452" style:font-style-asian="normal" style:font-style-complex="normal"/>
    </style:style>
    <style:style style:name="T23" style:family="text">
      <style:text-properties fo:font-style="normal" officeooo:rsid="002499a7" style:font-style-asian="normal" style:font-style-complex="normal"/>
    </style:style>
    <style:style style:name="T24" style:family="text">
      <style:text-properties fo:font-style="normal" officeooo:rsid="0026091e" style:font-style-asian="normal" style:font-style-complex="normal"/>
    </style:style>
    <style:style style:name="T25" style:family="text">
      <style:text-properties fo:font-style="normal" officeooo:rsid="00294613" style:font-style-asian="normal" style:font-style-complex="normal"/>
    </style:style>
    <style:style style:name="T26" style:family="text">
      <style:text-properties fo:font-style="normal" officeooo:rsid="002afc0f" style:font-style-asian="normal" style:font-style-complex="normal"/>
    </style:style>
    <style:style style:name="T27" style:family="text">
      <style:text-properties fo:font-style="normal" officeooo:rsid="002cf05a" style:font-style-asian="normal" style:font-style-complex="normal"/>
    </style:style>
    <style:style style:name="T28" style:family="text">
      <style:text-properties fo:font-style="normal" officeooo:rsid="002e7eeb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1f849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d6bf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26091e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271bb9" style:font-style-asian="normal" style:font-weight-asian="bold" style:font-style-complex="normal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0620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f849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0b78a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6091e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71bb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78f9f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afc0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cf05a" style:font-style-asian="normal" style:font-weight-asian="normal" style:font-style-complex="normal" style:font-weight-complex="normal"/>
    </style:style>
    <style:style style:name="T43" style:family="text">
      <style:text-properties officeooo:rsid="001dac76"/>
    </style:style>
    <style:style style:name="T44" style:family="text">
      <style:text-properties officeooo:rsid="001f849d"/>
    </style:style>
    <style:style style:name="T45" style:family="text">
      <style:text-properties officeooo:rsid="00206200"/>
    </style:style>
    <style:style style:name="T46" style:family="text">
      <style:text-properties officeooo:rsid="0020b78a"/>
    </style:style>
    <style:style style:name="T47" style:family="text">
      <style:text-properties officeooo:rsid="0026091e"/>
    </style:style>
    <style:style style:name="T48" style:family="text">
      <style:text-properties officeooo:rsid="002e7eeb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5.357cm" fo:padding-top="0.25cm" fo:padding-bottom="0.25cm" fo:padding-left="0.25cm" fo:padding-right="0.25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609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at d’avaluació 1.3 - Crea una pantalla a partir del disseny</text:p>
      <text:p text:style-name="P1">Desenvolupament</text:p>
      <text:h text:style-name="P7" text:outline-level="1">Inici de l’aplicació</text:h>
      <text:p text:style-name="P2">L’aplicació va in<text:span text:style-name="T45">i</text:span>ciar-se desenvolupant els components de la carpeta <text:span text:style-name="T1">styles</text:span><text:span text:style-name="T17">, amb l’objectiu d’obtenir la classe </text:span><text:span text:style-name="T1">app_styles</text:span><text:span text:style-name="T17"> demanada, amb la intenció d’obtenir un codi aprofitable per a futurs desenvolupaments.</text:span></text:p>
      <text:p text:style-name="P3"><text:span text:style-name="T17">En realitat la meva història laboral dels últims vint anys està principalment centrada en aspectes de </text:span><text:span text:style-name="T1">backend</text:span><text:span text:style-name="T17"> i arquitectura, amb només el contacte mínim amb les capes de </text:span><text:span text:style-name="T1">frontend</text:span><text:span text:style-name="T17"> pels aspectes relacionats amb l’arquitectura de les aplicacions; a més, tampoc els aspectes bàsics relacionats amb el disseny són una de les meves aptituds, i per aquest motiu trobo força interessant l’aproximació de </text:span><text:span text:style-name="T1">Flutter</text:span><text:span text:style-name="T17"> que ofereix </text:span><text:span text:style-name="T18">els </text:span><text:span text:style-name="T9">temes</text:span><text:span text:style-name="T18">.</text:span></text:p>
      <text:p text:style-name="P3"><text:span text:style-name="T18">En classe s’ha objectat que en la pràctica els temes no s’ajusten al llibre d’estils que els dissenyadors estableixen en les empreses que els fan servir, i </text:span><text:span text:style-name="T9">es requereix establir valors constants específics fixats pel llibre d’estils</text:span><text:span text:style-name="T18">, en comptes de fer servir un tema de </text:span><text:span text:style-name="T2">Flutter</text:span><text:span text:style-name="T18">. </text:span><text:span text:style-name="T22">En concret, s’ens proporciona una paleta estipulada per `</text:span><text:a xlink:type="simple" xlink:href="https://coolors.co/f2f8a0-f896d8-bf63f8-3407da-181528" text:style-name="Internet_20_link" text:visited-style-name="Visited_20_Internet_20_Link"><text:span text:style-name="T22">https://coolors.co/f2f8a0-f896d8-bf63f8-3407da-181528</text:span></text:a><text:span text:style-name="T22">` que ens proporciona un conjunt de cinc colors </text:span><text:span text:style-name="T23">amb</text:span><text:span text:style-name="T22"> </text:span><text:span text:style-name="T23">nou</text:span><text:span text:style-name="T22"> tonalitats </text:span><text:span text:style-name="T23">per a cada color, entre el 100 i el 900</text:span><text:span text:style-name="T22">:</text:span></text:p>
      <text:p text:style-name="P4"><draw:frame text:anchor-type="paragraph" draw:z-index="1" draw:name="Marc de text 2" draw:style-name="gr1" draw:text-style-name="P33" svg:width="17.19cm" svg:height="5.859cm" svg:x="-0.056cm" svg:y="-0.088cm"><draw:text-box><text:p>{ '<text:span text:style-name="T49">mindaro</text:span>': { DEFAULT: '#f2f8a0', 100: '#474c06', 200: '#8e980b', 300: '#d6e411', 400: '#e8f254', 500: '#f2f8a0', 600: '#f5f9b3', 700: '#f7fbc6', 800: '#fafcd9', 900: '#fcfeec' }, '<text:span text:style-name="T49">persian_pink</text:span>': { DEFAULT: '#f896d8', 100: '#4b0533', 200: '#960a67', 300: '#e00e9a', 400: '#f34bbb', 500: '#f896d8', 600: '#faabdf', 700: '#fbc0e7', 800: '#fcd5ef', 900: '#feeaf7' }, '<text:span text:style-name="T49">heliotrope</text:span>': { DEFAULT: '#bf63f8', 100: '#2a0342', 200: '#540684', 300: '#7e09c7', 400: '#a321f5', 500: '#bf63f8', 600: '#cc82f9', 700: '#d8a1fb', 800: '#e5c1fc', 900: '#f2e0fe' }, '<text:span text:style-name="T49">chrysler_blue</text:span>': { DEFAULT: '#3407da', 100: '#0a012c', 200: '#150357', 300: '#1f0483', 400: '#2a05ae', 500: '#3407da', 600: '#5021f8', 700: '#7c59fa', 800: '#a790fc', 900: '#d3c8fd' }, '<text:span text:style-name="T49">dark_purple</text:span>': { DEFAULT: '#181528', 100: '#050408', 200: '#0a0810', 300: '#0e0d18', 400: '#131120', 500: '#181528', 600: '#3b3463', 700: '#5e539e', 800: '#9289c1', 900: '#c8c4e0' } }</text:p><text:p/></draw:text-box></draw:frame><text:span text:style-name="T17">Com a conclusió:</text:span></text:p>
      <text:list text:style-name="L1">
        <text:list-item>
          <text:p text:style-name="P11">El tema és una solució senzilla per a qui no vol complicacions amb el disseny, en la línia general de l’enfocament de Flutter.</text:p>
          <text:list>
            <text:list-item>
              <text:p text:style-name="P15"><text:span text:style-name="T17">També és la manera més senzilla per a </text:span><text:span text:style-name="T29">establir </text:span><text:span text:style-name="T31">la font per a tota l’aplicació</text:span><text:span text:style-name="T18">, </text:span><text:span text:style-name="T17">i així el fem servir.</text:span></text:p>
            </text:list-item>
          </text:list>
        </text:list-item>
        <text:list-item>
          <text:p text:style-name="P12"><text:span text:style-name="T18">Els dissenys personalitzats que requereixen les empreses requereixen un enfocament més personalitzat. </text:span><text:span text:style-name="T19">Es construeix:</text:span></text:p>
          <text:list>
            <text:list-item>
              <text:p text:style-name="P12"><text:span text:style-name="T19">La classe </text:span><text:span text:style-name="T3">shades</text:span><text:span text:style-name="T19"> per la construcció de tonalitats vinculades a un color.</text:span></text:p>
            </text:list-item>
            <text:list-item>
              <text:p text:style-name="P17"><text:soft-page-break/><text:span text:style-name="T17">La classe </text:span><text:span text:style-name="T1">palette_color</text:span><text:span text:style-name="T17"> que ofereix (</text:span><text:span text:style-name="T1">extends</text:span><text:span text:style-name="T17">) un color amb totes les tonalitats definides (</text:span><text:span text:style-name="T1">shades</text:span><text:span text:style-name="T17">).</text:span></text:p>
            </text:list-item>
            <text:list-item>
              <text:p text:style-name="P17"><text:span text:style-name="T17">D’aquesta manera es pot definir la classe </text:span><text:span text:style-name="T1">AppSrtyles</text:span><text:span text:style-name="T17"> com a una senzilla enumeració de constants, que per conveniència es divideixen en dos apartats (</text:span><text:span text:style-name="T1">records</text:span><text:span text:style-name="T17">):</text:span></text:p>
              <text:list>
                <text:list-item>
                  <text:p text:style-name="P18">AppStyles.fonts<text:span text:style-name="T17">: </text:span><text:span text:style-name="T21">un </text:span><text:span text:style-name="T46">record</text:span><text:span text:style-name="T21"> que permet accedir per nom a les diferents fonts requerides; inclou el nom de la font que es farà servir per a tota l’aplicació.</text:span></text:p>
                </text:list-item>
                <text:list-item>
                  <text:p text:style-name="P19">AppStyles.<text:span text:style-name="T48">c</text:span>olors<text:span text:style-name="T17">: </text:span><text:span text:style-name="T28">un record que proporciona el color </text:span><text:span text:style-name="T48">black</text:span><text:span text:style-name="T28"> i les paletes dels diferents colors (</text:span><text:span text:style-name="T48">mindaro</text:span><text:span text:style-name="T28">, </text:span><text:span text:style-name="T48">persianPink</text:span><text:span text:style-name="T28">, </text:span><text:span text:style-name="T48">heliotrope</text:span><text:span text:style-name="T28">, </text:span><text:span text:style-name="T48">chryslerBlue</text:span><text:span text:style-name="T28"> i </text:span><text:span text:style-name="T48">darkPurple</text:span><text:span text:style-name="T28">)</text:span></text:p>
                </text:list-item>
              </text:list>
            </text:list-item>
          </text:list>
        </text:list-item>
        <text:list-item>
          <text:p text:style-name="P20"><text:span text:style-name="T28">E</text:span><text:span text:style-name="T17">l desenvolupament d’aquest apartat ha estat útil per familiaritzar-me amb el components del llenguatge </text:span>Dart<text:span text:style-name="T17">, components dels que he llegit i m’han explicat en classe, però en realitat entres a fer-los servir de cap quan fas servir </text:span>Flutter<text:span text:style-name="T17">, sense temps per a familiaritzar-te.</text:span></text:p>
        </text:list-item>
      </text:list>
      <text:h text:style-name="P8" text:outline-level="2">Propostes de millora</text:h>
      <text:list text:style-name="L2">
        <text:list-item>
          <text:p text:style-name="P13"><text:span text:style-name="T43">En aquest cas l’enunciat limita el color negre a una única tonalitat; </text:span><text:span text:style-name="T44">considerar l’opció de tenir una paleta també pel color negre seria una opció, </text:span><text:span text:style-name="T45">perquè</text:span><text:span text:style-name="T44"> la tonalitat requerida pot dep</text:span><text:span text:style-name="T45">e</text:span><text:span text:style-name="T44">ndre del </text:span><text:span text:style-name="T4">background</text:span><text:span text:style-name="T20">.</text:span></text:p>
        </text:list-item>
        <text:list-item>
          <text:p text:style-name="P13"><text:span text:style-name="T44">Tampoc en cap moment es parla de la dualitat </text:span><text:span text:style-name="T4">dark </text:span><text:span text:style-name="T5">mode</text:span><text:span text:style-name="T4"> </text:span><text:span text:style-name="T30">/</text:span><text:span text:style-name="T36"> </text:span><text:span text:style-name="T11">light </text:span><text:span text:style-name="T12">mode</text:span><text:span text:style-name="T36">, que avu</text:span><text:span text:style-name="T35">i</text:span><text:span text:style-name="T36"> dia hi serà en qualsevol llibre d’estils amb un mí</text:span><text:span text:style-name="T35">n</text:span><text:span text:style-name="T36">im de presència. </text:span></text:p>
        </text:list-item>
      </text:list>
      <text:list text:style-name="L3">
        <text:list-item>
          <text:list>
            <text:list-item>
              <text:p text:style-name="P14"><text:span text:style-name="T36">Sense pensar-ho gaire, i sense ser coneixedor d’aquests temes, una opció </text:span><text:span text:style-name="T37">(</text:span><text:span text:style-name="T40">probablement, </text:span><text:span text:style-name="T37">una mica </text:span><text:span text:style-name="T12">xapuça</text:span><text:span text:style-name="T37">)</text:span><text:span text:style-name="T36">, una vegada establertes també les </text:span><text:span text:style-name="T11">shades</text:span><text:span text:style-name="T36"> pel negre, podria ser treballar sempre amb una tonalitat diferent de la tonalitat per defecte (500), que permetria canviar entre </text:span><text:span text:style-name="T37">els modes</text:span><text:span text:style-name="T11"> dark</text:span><text:span text:style-name="T36"> i</text:span><text:span text:style-name="T11"> light</text:span><text:span text:style-name="T36"> amb </text:span><text:span text:style-name="T40">el</text:span><text:span text:style-name="T36"> senzill procediment </text:span><text:span text:style-name="T40">de canviar tots el valors per </text:span><text:span text:style-name="T14">500-valor</text:span><text:span text:style-name="T40">,</text:span><text:span text:style-name="T36"> mantenint </text:span><text:span text:style-name="T40">així </text:span><text:span text:style-name="T36">la paleta i tots els colors; </text:span><text:span text:style-name="T40">això deixaria la tonalitat</text:span><text:span text:style-name="T36"> </text:span><text:span text:style-name="T40">per defecte </text:span><text:span text:style-name="T36">(500) </text:span><text:span text:style-name="T40">invariant </text:span><text:span text:style-name="T36">entre el</text:span><text:span text:style-name="T37">s modes</text:span><text:span text:style-name="T36"> </text:span><text:span text:style-name="T11">dark</text:span><text:span text:style-name="T36"> i el </text:span><text:span text:style-name="T11">light.</text:span></text:p>
            </text:list-item>
            <text:list-item>
              <text:p text:style-name="P14"><text:span text:style-name="T37">S</text:span><text:span text:style-name="T35">’ha d’insistir que en la pràctica seria una tasca del dissenyador, i el llibre d’estils ja incorporarà ambdós </text:span><text:span text:style-name="T37">modes, que el dissenyador probablement considerarà com a dos variacions</text:span><text:span text:style-name="T35"> </text:span><text:span text:style-name="T37">diferents del tema</text:span><text:span text:style-name="T35">.</text:span></text:p>
            </text:list-item>
            <text:list-item>
              <text:p text:style-name="P16"><text:span text:style-name="T35">F</text:span><text:span text:style-name="T34">ent servir els temes de </text:span><text:span text:style-name="T10">Flutter</text:span><text:span text:style-name="T34"> el problema ja està resolt:</text:span></text:p>
            </text:list-item>
          </text:list>
        </text:list-item>
      </text:list>
      <text:p text:style-name="P6"><draw:frame text:anchor-type="paragraph" draw:z-index="0" draw:name="Marc de text 1" draw:style-name="gr2" draw:text-style-name="P35" svg:width="14.953cm" svg:height="7.61cm" svg:x="1.998cm" svg:y="-0.152cm"><draw:text-box><text:p text:style-name="P34"><text:span text:style-name="T50">MaterialApp(</text:span></text:p><text:p text:style-name="P34"><text:span text:style-name="T50"><text:s text:c="6"/></text:span><text:span text:style-name="T50">title: 'App Title',</text:span></text:p><text:p text:style-name="P34"><text:span text:style-name="T50"><text:s text:c="6"/></text:span><text:span text:style-name="T50">theme: ThemeData(</text:span></text:p><text:p text:style-name="P34"><text:span text:style-name="T50"><text:s text:c="8"/></text:span><text:span text:style-name="T50">brightness: Brightness.light,</text:span></text:p><text:p text:style-name="P34"><text:span text:style-name="T50"><text:s text:c="8"/></text:span><text:span text:style-name="T50">/* light theme settings */</text:span></text:p><text:p text:style-name="P34"><text:span text:style-name="T50"><text:s text:c="6"/></text:span><text:span text:style-name="T50">),</text:span></text:p><text:p text:style-name="P34"><text:span text:style-name="T50"><text:s text:c="6"/></text:span><text:span text:style-name="T50">darkTheme: ThemeData(</text:span></text:p><text:p text:style-name="P34"><text:span text:style-name="T50"><text:s text:c="8"/></text:span><text:span text:style-name="T50">brightness: Brightness.dark,</text:span></text:p><text:p text:style-name="P34"><text:span text:style-name="T50"><text:s text:c="8"/></text:span><text:span text:style-name="T50">/* dark theme settings */</text:span></text:p><text:p text:style-name="P34"><text:span text:style-name="T50"><text:s text:c="6"/></text:span><text:span text:style-name="T50">),</text:span></text:p><text:p text:style-name="P34"><text:span text:style-name="T50"><text:s text:c="6"/></text:span><text:span text:style-name="T50">themeMode: ThemeMode.dark, </text:span></text:p><text:p text:style-name="P34"><text:span text:style-name="T50"><text:s text:c="6"/></text:span><text:span text:style-name="T50">/* ThemeMode.system to follow system theme, </text:span></text:p><text:p text:style-name="P34"><text:span text:style-name="T50"><text:s text:c="9"/></text:span><text:span text:style-name="T50">ThemeMode.light for light theme, </text:span></text:p><text:p text:style-name="P34"><text:span text:style-name="T50"><text:s text:c="9"/></text:span><text:span text:style-name="T50">ThemeMode.dark for dark theme</text:span></text:p><text:p text:style-name="P34"><text:span text:style-name="T50"><text:s text:c="6"/></text:span><text:span text:style-name="T50">*/</text:span></text:p><text:p text:style-name="P34"><text:span text:style-name="T50"><text:s text:c="6"/></text:span><text:span text:style-name="T50">debugShowCheckedModeBanner: false,</text:span></text:p><text:p text:style-name="P34"><text:span text:style-name="T50"><text:s text:c="6"/></text:span><text:span text:style-name="T50">home: YourAppHomepage(),</text:span></text:p><text:p text:style-name="P34"><text:span text:style-name="T50"><text:s text:c="4"/></text:span><text:span text:style-name="T50">);</text:span></text:p><text:p text:style-name="P34"><text:span text:style-name="T50"/></text:p></draw:text-box></draw:frame><text:span text:style-name="T34"/></text:p>
      <text:h text:style-name="P9" text:outline-level="2"><text:soft-page-break/><text:span text:style-name="T47">Tipografia</text:span></text:h>
      <text:p text:style-name="P23">Potser caldria recordar la classificació de les mides de lletra del disseny <text:span text:style-name="T1">Material</text:span><text:span text:style-name="T17"> de </text:span><text:span text:style-name="T1">Google</text:span><text:span text:style-name="T17">, </text:span><text:span text:style-name="T25">que es classifiquen </text:span><text:span text:style-name="T17">en cinc categories,</text:span><text:span text:style-name="T25"> i podem trobar en </text:span><text:span text:style-name="T6">TextTheme</text:span><text:span text:style-name="T17">. Cadascuna de les categories incorpora tres mides: </text:span><text:span text:style-name="T1">Large</text:span><text:span text:style-name="T17">, </text:span><text:span text:style-name="T1">Medium</text:span><text:span text:style-name="T17"> i </text:span><text:span text:style-name="T1">Small</text:span><text:span text:style-name="T17">, formant un total de quinze diferents mides.</text:span></text:p>
      <text:p text:style-name="P24"><text:span text:style-name="T17">Categories de les mides de lletra </text:span><text:span text:style-name="T27">de </text:span><text:span text:style-name="T1">Material</text:span><text:span text:style-name="T17">, per ordre:</text:span></text:p>
      <text:list xml:id="list284873164" text:style-name="L4">
        <text:list-item>
          <text:p text:style-name="P26"><text:span text:style-name="T32">Display</text:span><text:span text:style-name="T24">: </text:span><text:span text:style-name="T1">As the largest text on the screen, display styles are reserved for short, important text or numerals. They work best on large screens</text:span><text:span text:style-name="T17">.</text:span></text:p>
        </text:list-item>
      </text:list>
      <text:list text:style-name="L8">
        <text:list-item>
          <text:list>
            <text:list-item>
              <text:p text:style-name="P31"><text:span text:style-name="T26">E</text:span><text:span text:style-name="T25">ntre tT57 i tT36, </text:span><text:span text:style-name="T26">sense espaiat </text:span><text:span text:style-name="T27">ni enfatitzat (</text:span><text:span text:style-name="T7">FontWeight.w400</text:span><text:span text:style-name="T27">)</text:span><text:span text:style-name="T25">.</text:span></text:p>
            </text:list-item>
          </text:list>
        </text:list-item>
      </text:list>
      <text:list xml:id="list212242850371719" text:continue-list="list284873164" text:style-name="L4">
        <text:list-item>
          <text:p text:style-name="P26"><text:span text:style-name="T32">Headline</text:span><text:span text:style-name="T38">:</text:span><text:span text:style-name="T24"> </text:span><text:span text:style-name="T1">Headline styles are smaller than display styles. They're best-suited for short, high-emphasis text on smaller screens</text:span><text:span text:style-name="T17">.</text:span></text:p>
        </text:list-item>
      </text:list>
      <text:list text:style-name="L7">
        <text:list-item>
          <text:list>
            <text:list-item>
              <text:p text:style-name="P30"><text:span text:style-name="T26">E</text:span><text:span text:style-name="T25">ntre tT32 i tT24, </text:span><text:span text:style-name="T26">sense espaiat </text:span><text:span text:style-name="T27">ni enfatitzat (</text:span><text:span text:style-name="T7">FontWeight.w400</text:span><text:span text:style-name="T27">)</text:span><text:span text:style-name="T25">.</text:span></text:p>
            </text:list-item>
          </text:list>
        </text:list-item>
      </text:list>
      <text:list xml:id="list212243304229377" text:continue-list="list212242850371719" text:style-name="L4">
        <text:list-item>
          <text:p text:style-name="P26"><text:span text:style-name="T32">Title</text:span><text:span text:style-name="T38">: </text:span><text:span text:style-name="T1">Titles are smaller than headline styles and should be used for shorter, medium-emphasis text</text:span><text:span text:style-name="T17">. </text:span></text:p>
        </text:list-item>
      </text:list>
      <text:list text:style-name="L6">
        <text:list-item>
          <text:list>
            <text:list-item>
              <text:p text:style-name="P29"><text:span text:style-name="T26">Entre tT22 i tT14, amb espaiat mínim i enfatitzat</text:span><text:span text:style-name="T27"> (</text:span><text:span text:style-name="T7">FontWeight.w500</text:span><text:span text:style-name="T27">)</text:span><text:span text:style-name="T26">.</text:span></text:p>
            </text:list-item>
          </text:list>
        </text:list-item>
      </text:list>
      <text:list xml:id="list212241741665907" text:continue-list="list212243304229377" text:style-name="L4">
        <text:list-item>
          <text:p text:style-name="P26"><text:span text:style-name="T32">Label</text:span><text:span text:style-name="T38">: </text:span><text:span text:style-name="T13">Label styles are smaller, utilitarian styles, used for areas of the UI such as text inside of components or very small supporting text in the content body, like captions</text:span><text:span text:style-name="T38">.</text:span></text:p>
        </text:list-item>
      </text:list>
      <text:list text:style-name="L5">
        <text:list-item>
          <text:list>
            <text:list-item>
              <text:p text:style-name="P28"><text:span text:style-name="T41">Entre tT14 i tT11, amb espaiat més gran que el cas de </text:span><text:span text:style-name="T15">Title, </text:span><text:span text:style-name="T41">i també amb enfatitzat</text:span><text:span text:style-name="T42"> (</text:span><text:span text:style-name="T16">FontWeight.w500</text:span><text:span text:style-name="T42">)</text:span><text:span text:style-name="T41">.</text:span></text:p>
            </text:list-item>
          </text:list>
        </text:list-item>
      </text:list>
      <text:list text:continue-list="list212241741665907" text:style-name="L4">
        <text:list-item>
          <text:p text:style-name="P25"><text:span text:style-name="T32">B</text:span><text:span text:style-name="T33">ody</text:span><text:span text:style-name="T39">: </text:span><text:span text:style-name="T10">Body styles are used for longer passages of text</text:span><text:span text:style-name="T34">.</text:span></text:p>
        </text:list-item>
      </text:list>
      <text:list text:style-name="L9">
        <text:list-item>
          <text:list>
            <text:list-item>
              <text:p text:style-name="P32"><text:span text:style-name="T34">Entre tT16 i tT12, </text:span><text:span text:style-name="T42">amb espaiat mínim per millorar llegibilitat (i sense enfatitzat </text:span><text:span text:style-name="T16">FontWeight.w400</text:span><text:span text:style-name="T42">).</text:span></text:p>
            </text:list-item>
          </text:list>
        </text:list-item>
      </text:list>
      <text:h text:style-name="P10" text:outline-level="3">Color de la tipografia</text:h>
      <text:p text:style-name="P27">Quan es treballa amb temes es fa servir un TextTheme, i llavors es distingueix entre els disponibles <text:span text:style-name="T8">black</text:span><text:span text:style-name="T34"> i </text:span><text:span text:style-name="T8">white</text:span><text:span text:style-name="T34">. Si volem fer-lo coincidir amb el mode del tema actual</text:span></text:p>
      <text:h text:style-name="P9" text:outline-level="2">Importació de la font de Google <text:span text:style-name="T1">Montserrat</text:span></text:h>
      <text:p text:style-name="P5">Ò<text:span text:style-name="T43">bviament, la manera més senzilla d’importar una font de google és fer servir la referència a </text:span><text:span text:style-name="T3">Google Fonts</text:span><text:span text:style-name="T43">, però si volem fer servir una única font, o, com en aquest cas, una font i la seva variant en cursiva, resulta més convenient incorporar aquesta font directament en el projecte.</text:span></text:p>
      <text:p text:style-name="P4"><text:span text:style-name="T19"/></text:p>
      <text:p text:style-name="P4"><text:span text:style-name="T19"/></text:p>
      <text:p text:style-name="P2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4:49:20.977843004</meta:creation-date>
    <meta:generator>LibreOffice/24.2.6.2$Linux_X86_64 LibreOffice_project/420$Build-2</meta:generator>
    <dc:date>2024-10-01T21:22:41.365403215</dc:date>
    <meta:editing-duration>PT34M42S</meta:editing-duration>
    <meta:editing-cycles>4</meta:editing-cycles>
    <meta:document-statistic meta:table-count="0" meta:image-count="0" meta:object-count="0" meta:page-count="3" meta:paragraph-count="39" meta:word-count="897" meta:character-count="5547" meta:non-whitespace-character-count="4711"/>
  </office:meta>
</office:document-meta>
</file>